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ction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ActionType.PageFlowActionType( ClassDeclaration jpf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iseActionGrammar.RaiseActionGrammar( CoreAnnotationProcessorEnv env , Diagnostics diags , String requiredRuntimeVersion , RuntimeVersionChecker runtimeVersionChecker , ClassDeclaration jpfClass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iseAction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